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rThread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RegistrationRacingTest.testRacingRegistra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ventBusRegistrationRacingTest.start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scriberThread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